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000000" svg:stroke-opacity="1" svg:stroke-width="0.171842960000000pt"/>
    </style:style>
    <style:style style:name="gr3" style:family="graphic">
      <style:graphic-properties draw:fill="solid" draw:fill-color="#df00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-0.03559132232pt">
          <draw:rect draw:style-name="gr2" draw:id="shape2" draw:name="rect149" draw:layer="" svg:width="142.61137600000pt" svg:height="99.82815200000pt" draw:transform="matrix(-1.00000000000 0.00000000000 0.00000000000 -1.00000000000 142.69730400000pt 99.91407200000pt)"/>
          <draw:rect draw:style-name="gr3" draw:id="shape3" draw:name="rect148" draw:layer="" svg:width="142.61137600000pt" svg:height="33.27605600000pt" draw:transform="matrix(-1.00000000000 0.00000000000 0.00000000000 -1.00000000000 142.69730400000pt 99.91407200000pt)"/>
          <draw:rect draw:style-name="gr3" draw:id="shape4" draw:name="rect585" draw:layer="" svg:width="142.61137600000pt" svg:height="33.27605600000pt" draw:transform="matrix(-1.00000000000 0.00000000000 0.00000000000 -1.00000000000 142.69730400000pt 33.38892480000pt)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07:47</dc:date>
    <meta:creation-date>2011-05-22T06:11:54</meta:creation-date>
    <dc:creator>Yue Liu</dc:creator>
  </office:meta>
</office:document-meta>
</file>